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6399" officeooo:paragraph-rsid="0011639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6399" officeooo:paragraph-rsid="0011639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3806c" officeooo:paragraph-rsid="0013806c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4d37d" officeooo:paragraph-rsid="0014d37d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4dc11" officeooo:paragraph-rsid="0014dc11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6d80d" officeooo:paragraph-rsid="0016d80d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7b9f0" officeooo:paragraph-rsid="0017b9f0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a33fb" officeooo:paragraph-rsid="001a33fb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c2fcb" officeooo:paragraph-rsid="001c2fcb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d37d" officeooo:paragraph-rsid="0014d37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b9f0" officeooo:paragraph-rsid="0017b9f0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8bdb" officeooo:paragraph-rsid="00198bd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2fcb" officeooo:paragraph-rsid="001c2fc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4d37d" officeooo:paragraph-rsid="0014d37d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3806c" officeooo:paragraph-rsid="0013806c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1df504" officeooo:paragraph-rsid="001df50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rsid="0013806c" officeooo:paragraph-rsid="0013806c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3806c" officeooo:paragraph-rsid="0013806c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style="italic" style:text-underline-style="none" fo:font-weight="normal" officeooo:rsid="0013806c" officeooo:paragraph-rsid="0013806c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style="italic" style:text-underline-style="none" fo:font-weight="normal" officeooo:rsid="0014d37d" officeooo:paragraph-rsid="0014d37d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style="italic" style:text-underline-style="none" fo:font-weight="normal" officeooo:rsid="0014d37d" officeooo:paragraph-rsid="0014d37d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font-style="italic" style:text-underline-style="none" fo:font-weight="normal" officeooo:rsid="001c2fcb" officeooo:paragraph-rsid="001c2fcb" style:font-size-asian="12.25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2pt" fo:font-style="italic" style:text-underline-style="none" fo:font-weight="normal" officeooo:rsid="001d3c62" officeooo:paragraph-rsid="001d3c62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13806c" officeooo:paragraph-rsid="0013806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d37d" officeooo:paragraph-rsid="0014d37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14d37d" officeooo:paragraph-rsid="0014d37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4d37d" officeooo:paragraph-rsid="0014d37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4dc11" officeooo:paragraph-rsid="0014dc1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1f9da4" officeooo:paragraph-rsid="001f9da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4dc11" officeooo:paragraph-rsid="0014dc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dc11" officeooo:paragraph-rsid="0014dc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7b9f0" officeooo:paragraph-rsid="0017b9f0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7b9f0" officeooo:paragraph-rsid="0017b9f0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7b9f0" officeooo:paragraph-rsid="0017b9f0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98bdb" officeooo:paragraph-rsid="00198bdb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1c2fcb" officeooo:paragraph-rsid="001c2fcb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none" fo:font-weight="normal" officeooo:rsid="001d3c62" officeooo:paragraph-rsid="001d3c62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3c62" officeooo:paragraph-rsid="001d3c62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normal" officeooo:rsid="00264d8f" officeooo:paragraph-rsid="00264d8f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13806c"/>
    </style:style>
    <style:style style:name="P41" style:family="paragraph" style:parent-style-name="Standard" style:list-style-name="L1">
      <style:paragraph-properties fo:text-align="start" style:justify-single-word="false"/>
      <style:text-properties fo:font-style="italic" officeooo:rsid="0013806c" officeooo:paragraph-rsid="0013806c" style:font-style-asian="italic" style:font-style-complex="italic"/>
    </style:style>
    <style:style style:name="P42" style:family="paragraph" style:parent-style-name="Standard" style:list-style-name="L1">
      <style:paragraph-properties fo:text-align="start" style:justify-single-word="false"/>
      <style:text-properties fo:font-style="italic" officeooo:rsid="001fb446" officeooo:paragraph-rsid="001fb446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1fb446" officeooo:paragraph-rsid="001fb446" style:font-style-asian="italic" style:font-style-complex="italic"/>
    </style:style>
    <style:style style:name="P44" style:family="paragraph" style:parent-style-name="Standard" style:list-style-name="L1">
      <style:paragraph-properties fo:text-align="start" style:justify-single-word="false"/>
      <style:text-properties fo:font-style="italic" officeooo:rsid="00214105" officeooo:paragraph-rsid="00214105" style:font-style-asian="italic" style:font-style-complex="italic"/>
    </style:style>
    <style:style style:name="P45" style:family="paragraph" style:parent-style-name="Standard" style:list-style-name="L1">
      <style:paragraph-properties fo:text-align="start" style:justify-single-word="false"/>
      <style:text-properties fo:font-style="italic" officeooo:rsid="00221cec" officeooo:paragraph-rsid="00221cec" style:font-style-asian="italic" style:font-style-complex="italic"/>
    </style:style>
    <style:style style:name="P46" style:family="paragraph" style:parent-style-name="Standard" style:list-style-name="L2">
      <style:paragraph-properties fo:text-align="start" style:justify-single-word="false"/>
      <style:text-properties fo:font-style="normal" fo:font-weight="normal" officeooo:rsid="0013806c" officeooo:paragraph-rsid="0013806c" style:font-style-asian="normal" style:font-weight-asian="normal" style:font-style-complex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tyle="normal" fo:font-weight="normal" officeooo:rsid="0014d37d" officeooo:paragraph-rsid="0014d37d" style:font-style-asian="normal" style:font-weight-asian="normal" style:font-style-complex="normal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tyle="normal" fo:font-weight="normal" officeooo:rsid="00214105" officeooo:paragraph-rsid="00214105" style:font-style-asian="normal" style:font-weight-asian="normal" style:font-style-complex="normal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tyle="normal" fo:font-weight="normal" officeooo:rsid="00239005" officeooo:paragraph-rsid="00239005" style:font-style-asian="normal" style:font-weight-asian="normal" style:font-style-complex="normal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tyle="normal" fo:font-weight="bold" officeooo:rsid="00214105" officeooo:paragraph-rsid="00214105" style:font-style-asian="normal" style:font-weight-asian="bold" style:font-style-complex="normal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font-style="normal" officeooo:rsid="00221cec" officeooo:paragraph-rsid="00221cec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3b92a" officeooo:paragraph-rsid="0023b92a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fo:font-style="italic" fo:font-weight="normal" officeooo:rsid="0013806c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style:font-size-asian="10.5pt" style:font-style-asian="italic" style:font-size-complex="12pt" style:font-style-complex="italic"/>
    </style:style>
    <style:style style:name="T6" style:family="text">
      <style:text-properties fo:font-size="12pt" fo:font-style="italic" officeooo:rsid="0014d37d" style:font-size-asian="10.5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8" style:family="text">
      <style:text-properties fo:font-size="12pt" fo:font-style="italic" style:text-underline-style="none" officeooo:rsid="0014d37d" style:font-size-asian="10.5pt" style:font-style-asian="italic" style:font-size-complex="12pt" style:font-style-complex="italic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3806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14d37d" style:font-size-asian="10.5pt" style:font-size-complex="12pt"/>
    </style:style>
    <style:style style:name="T15" style:family="text">
      <style:text-properties fo:font-size="12pt" style:text-underline-style="none" style:font-size-asian="10.5pt" style:font-size-complex="12pt"/>
    </style:style>
    <style:style style:name="T16" style:family="text">
      <style:text-properties fo:font-size="12pt" style:text-underline-style="none" officeooo:rsid="0014d37d" style:font-size-asian="10.5pt" style:font-size-complex="12pt"/>
    </style:style>
    <style:style style:name="T17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8" style:family="text">
      <style:text-properties officeooo:rsid="001df504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Objects</text:p>
      <text:p text:style-name="P2"/>
      <text:p text:style-name="P2">Objects</text:p>
      <text:list xml:id="list1901910939" text:style-name="L1">
        <text:list-item>
          <text:p text:style-name="P15">Objects are used to store keyed collections of various data <text:span text:style-name="T18">a</text:span>nd more comlex entities.</text:p>
          <text:list>
            <text:list-item>
              <text:p text:style-name="P16">An object is a collection of related data and/or functionality (variables and functions).</text:p>
            </text:list-item>
          </text:list>
        </text:list-item>
        <text:list-item>
          <text:p text:style-name="P15">Objects are created with figure bracket {...} with an optional list of properties. The properties are '<text:span text:style-name="T1">key: value</text:span>' pair, where the '<text:span text:style-name="T1">key</text:span>' (property name) is a string, and <text:span text:style-name="T1">value</text:span> can be anything.</text:p>
        </text:list-item>
        <text:list-item>
          <text:p text:style-name="P15">The syntax is:</text:p>
          <text:list>
            <text:list-item>
              <text:p text:style-name="P40"><text:span text:style-name="T4">ex. let user = new object(); | 'object constructor' </text:span><text:span text:style-name="T10">syntax</text:span></text:p>
              <text:p text:style-name="P41"><text:span text:style-name="T12">let user = {}; | 'object literal' </text:span><text:span text:style-name="T9">syntax</text:span></text:p>
            </text:list-item>
          </text:list>
        </text:list-item>
        <text:list-item>
          <text:p text:style-name="P42"><text:span text:style-name="T9">Sending an object is more efficient than sending several items individually, and makes working with arrays easier when trying to identifying items by name.</text:span></text:p>
        </text:list-item>
      </text:list>
      <text:p text:style-name="P43"><text:span text:style-name="T9"/></text:p>
      <text:list xml:id="list180719288058945" text:continue-numbering="true" text:style-name="L1">
        <text:list-item>
          <text:p text:style-name="P44"><text:span text:style-name="T9">The object name acts as the </text:span><text:span text:style-name="T11">namespace</text:span><text:span text:style-name="T9"> which must be entered first when accessing anything within the object.</text:span></text:p>
          <text:list>
            <text:list-item>
              <text:p text:style-name="P45"><text:span text:style-name="T9">It is possible to make the value of an object member another object by creating a </text:span><text:span text:style-name="T11">sub-namespace</text:span><text:span text:style-name="T9">.</text:span></text:p>
              <text:list>
                <text:list-item>
                  <text:p text:style-name="P51"><text:span text:style-name="T12">ex. name ['Bob', 'Smith'], ==&gt; name: {first: 'Bob', last: 'Smith'},</text:span></text:p>
                </text:list-item>
              </text:list>
            </text:list-item>
          </text:list>
        </text:list-item>
      </text:list>
      <text:p text:style-name="P17"/>
      <text:p text:style-name="P3">Literals and Properties</text:p>
      <text:list xml:id="list3057239870" text:style-name="L2">
        <text:list-item>
          <text:p text:style-name="P46"><text:span text:style-name="T13">A property has a key (known as 'name' or 'identifier') before the colon ' : ' and a value to the right of it</text:span><text:span text:style-name="T14"> followed by a comma.</text:span></text:p>
          <text:list>
            <text:list-item>
              <text:p text:style-name="P46"><text:span text:style-name="T13">ex. </text:span><text:span text:style-name="T5">let user = {</text:span></text:p>
              <text:list>
                <text:list-header>
                  <text:p text:style-name="P18">name: 'John',</text:p>
                  <text:p text:style-name="P46"><text:span text:style-name="T5">age: 30</text:span><text:span text:style-name="T6">,</text:span></text:p>
                  <text:p text:style-name="P18">};</text:p>
                </text:list-header>
              </text:list>
            </text:list-item>
          </text:list>
        </text:list-item>
        <text:list-item>
          <text:p text:style-name="P46"><text:span text:style-name="T13">The </text:span><text:span text:style-name="T7">user </text:span><text:span text:style-name="T15">object has two properties: </text:span><text:span text:style-name="T7">name: 'John', age: 30</text:span><text:span text:style-name="T15">.</text:span></text:p>
        </text:list-item>
        <text:list-item>
          <text:p text:style-name="P24">Properties can be added, removed, and read from an object at anytime.</text:p>
          <text:list>
            <text:list-item>
              <text:p text:style-name="P46"><text:span text:style-name="T15">Property values are accessible using the </text:span><text:span text:style-name="T17">dot notation</text:span><text:span text:style-name="T15">.</text:span></text:p>
              <text:p text:style-name="P50"><text:span text:style-name="T15">Dot Notation</text:span></text:p>
              <text:list>
                <text:list-item>
                  <text:list>
                    <text:list-item>
                      <text:p text:style-name="P48"><text:span text:style-name="T15">Dot notation syntax is: namespace.propertyName</text:span></text:p>
                    </text:list-item>
                    <text:list-item>
                      <text:p text:style-name="P49"><text:span text:style-name="T15">Dot notation can only accept </text:span><text:span text:style-name="T7">literal member name,</text:span><text:span text:style-name="T15"> no variable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/text:p>
      <text:p text:style-name="P14"><text:span text:style-name="T15"><text:tab/></text:span><text:span text:style-name="T17">Adding/Removing Properties</text:span></text:p>
      <text:list xml:id="list180718478802834" text:continue-numbering="true" text:style-name="L2">
        <text:list-item>
          <text:p text:style-name="P24">Adding a property can be done like such:</text:p>
          <text:list>
            <text:list-item>
              <text:p text:style-name="P19">ex. user.isAdmin = true;</text:p>
            </text:list-item>
          </text:list>
        </text:list-item>
        <text:list-item>
          <text:p text:style-name="P46"><text:span text:style-name="T15">Removing </text:span><text:span text:style-name="T16">a property can be done with the </text:span><text:span text:style-name="T8">delete</text:span><text:span text:style-name="T16"> operator:</text:span></text:p>
          <text:list>
            <text:list-item>
              <text:p text:style-name="P47"><text:span text:style-name="T15">ex. </text:span><text:span text:style-name="T7">delete user.age;</text:span></text:p>
              <text:p text:style-name="P20"/>
            </text:list-item>
          </text:list>
        </text:list-item>
        <text:list-item>
          <text:p text:style-name="P26">It is possible to use a multiworded property name or key by using quotes:</text:p>
          <text:list>
            <text:list-item>
              <text:p text:style-name="P20">'likes bird': true;</text:p>
            </text:list-item>
          </text:list>
        </text:list-item>
        <text:list-item>
          <text:p text:style-name="P26">The last property in the list can include a comma ('trailing' or 'hanging), which makes it easier to add/remove/move around properties as it equalizes all lines.</text:p>
        </text:list-item>
      </text:list>
      <text:p text:style-name="P10"/>
      <text:list xml:id="list180718692048984" text:continue-numbering="true" text:style-name="L2">
        <text:list-item>
          <text:p text:style-name="P29">Functions inside an object are called <text:span text:style-name="T19">methods</text:span><text:span text:style-name="T2">.</text:span></text:p>
        </text:list-item>
        <text:list-item>
          <text:p text:style-name="P29">The value of an object member can be anything and these data items are called <text:span text:style-name="T19">properties</text:span>.</text:p>
        </text:list-item>
      </text:list>
      <text:p text:style-name="P10"/>
      <text:p text:style-name="P4">Square Brackets</text:p>
      <text:list xml:id="list2770670002" text:style-name="L3">
        <text:list-item>
          <text:p text:style-name="P27">Square brackets can be used to access properties that contain multi-worded names.</text:p>
          <text:list>
            <text:list-item>
              <text:p text:style-name="P27">Dot notation requires the key to be a valid variable identifier (i.e. no-spaces, doesn't start with a digit or include special characters)</text:p>
            </text:list-item>
            <text:list-item>
              <text:p text:style-name="P27">Square brackets will work with any string. ['property name']</text:p>
            </text:list-item>
          </text:list>
        </text:list-item>
        <text:list-item>
          <text:p text:style-name="P27">Square brackets also allow for expressions within the bracket.</text:p>
          <text:list>
            <text:list-item>
              <text:p text:style-name="P21">ex. let key = 'likes birds';</text:p>
              <text:list>
                <text:list-header>
                  <text:p text:style-name="P21">user[key] = true;</text:p>
                </text:list-header>
              </text:list>
            </text:list-item>
            <text:list-item>
              <text:p text:style-name="P27">The variable <text:span text:style-name="T1">key</text:span> can be calculated during run-time, or by user input.</text:p>
              <text:p text:style-name="P27"><text:soft-page-break/></text:p>
            </text:list-item>
          </text:list>
        </text:list-item>
        <text:list-item>
          <text:p text:style-name="P28">Square brackets are more powerful than dot notation as they allow any property name and variable, however are more cumbersome.</text:p>
        </text:list-item>
        <text:list-item>
          <text:p text:style-name="P28">Dot Notation should be used when property names are known and simple. while more complex uses should be with square brackets.</text:p>
        </text:list-item>
      </text:list>
      <text:p text:style-name="P10"/>
      <text:p text:style-name="P5">Computed Properties</text:p>
      <text:list xml:id="list1237666100" text:style-name="L4">
        <text:list-item>
          <text:p text:style-name="P30">A computed property is when using square brackets in an object literal, when creating an object.</text:p>
          <text:list>
            <text:list-item>
              <text:p text:style-name="P30">This means the property name will be taken from the variable or expression inside the square bracket.</text:p>
            </text:list-item>
          </text:list>
        </text:list-item>
      </text:list>
      <text:p text:style-name="P31"/>
      <text:p text:style-name="P6">Property value shorthand</text:p>
      <text:list xml:id="list2577113597" text:style-name="L5">
        <text:list-item>
          <text:p text:style-name="P32">When using existing variables as values for property names, there is a shorthand for convenience.</text:p>
        </text:list-item>
        <text:list-item>
          <text:p text:style-name="P32">Instead of <text:span text:style-name="T1">name:name</text:span>, writing <text:span text:style-name="T1">name</text:span> is acceptable.</text:p>
        </text:list-item>
      </text:list>
      <text:p text:style-name="P11"/>
      <text:p text:style-name="P7">Property names limitation</text:p>
      <text:list xml:id="list2479123975" text:style-name="L6">
        <text:list-item>
          <text:p text:style-name="P33">The name for an object property has no limitations, compared to variable names.</text:p>
        </text:list-item>
        <text:list-item>
          <text:p text:style-name="P33">If a property name is a type other than string, it will be converted automatically. (<text:span text:style-name="T1">property name <text:s/>= 0 | =&gt; converted to '0'</text:span></text:p>
        </text:list-item>
        <text:list-item>
          <text:p text:style-name="P33">There is an exception with the special property, <text:span text:style-name="T1">__proto__ , </text:span>which cannot be set to a non-object value.</text:p>
        </text:list-item>
      </text:list>
      <text:p text:style-name="P11"/>
      <text:p text:style-name="P7">Property existence test, 'in' operator</text:p>
      <text:list xml:id="list3717799841" text:style-name="L7">
        <text:list-item>
          <text:p text:style-name="P34">A feature of objects in Javascripts is the ability to access any property, whether it exists or not. Reading a non-existing property returns <text:span text:style-name="T1">undefined, </text:span>which makes testing for existence easy.</text:p>
          <text:list>
            <text:list-item>
              <text:p text:style-name="P35">The special operator '<text:span text:style-name="T1">in</text:span>' tests for the existence of properties in Objects.</text:p>
            </text:list-item>
          </text:list>
        </text:list-item>
        <text:list-item>
          <text:p text:style-name="P35">The syntax for the '<text:span text:style-name="T1">in</text:span>' operator is:</text:p>
          <text:list>
            <text:list-item>
              <text:p text:style-name="P35">'key' in object</text:p>
            </text:list-item>
          </text:list>
        </text:list-item>
        <text:list-item>
          <text:p text:style-name="P35">The left side of <text:span text:style-name="T1">in</text:span> must be a property name, usually quoted string.</text:p>
        </text:list-item>
        <text:list-item>
          <text:p text:style-name="P35">The <text:span text:style-name="T1">in</text:span> operator is used because comparing with <text:span text:style-name="T1">undefined</text:span> may lead to unexpected issues as there can be a property where the value is <text:span text:style-name="T1">undefined</text:span>.</text:p>
        </text:list-item>
      </text:list>
      <text:p text:style-name="P12"/>
      <text:p text:style-name="P8">The 'for...in' loop</text:p>
      <text:list xml:id="list3385700568" text:style-name="L8">
        <text:list-item>
          <text:p text:style-name="P36">To walk over all keys of an object, there is a special form of the <text:span text:style-name="T1">for</text:span> loop.</text:p>
        </text:list-item>
        <text:list-item>
          <text:p text:style-name="P36">To output all properties of an object:</text:p>
          <text:list>
            <text:list-item>
              <text:p text:style-name="P36">ex. <text:span text:style-name="T1">let user = {name: 'john', age: 30, isAdmin: true,};</text:span></text:p>
              <text:list>
                <text:list-header>
                  <text:p text:style-name="P22">for(let key in user) {</text:p>
                  <text:list>
                    <text:list-header>
                      <text:p text:style-name="P22">alert(key); | <text:span text:style-name="T3">alerts</text:span> name, age, isAdmin</text:p>
                      <text:p text:style-name="P36">alert (user[key]); | alerts <text:span text:style-name="T1">John, 30, true</text:span>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36">All <text:span text:style-name="T1">for</text:span> constructs allows the declaration of the looping variable within the parentheses.</text:p>
          <text:list>
            <text:list-item>
              <text:p text:style-name="P36">Common variable looping name are: <text:span text:style-name="T1">key</text:span> or <text:span text:style-name="T1">prop</text:span></text:p>
            </text:list-item>
          </text:list>
        </text:list-item>
      </text:list>
      <text:p text:style-name="P13"/>
      <text:p text:style-name="P9">Ordered like an object</text:p>
      <text:list xml:id="list3046159092" text:style-name="L9">
        <text:list-item>
          <text:p text:style-name="P37">When looping over an object, there is a special order that is used.</text:p>
          <text:list>
            <text:list-item>
              <text:p text:style-name="P37">The order is: integer properties are sorted, others appear in creation order.</text:p>
            </text:list-item>
            <text:list-item>
              <text:p text:style-name="P23">ex.<text:span text:style-name="T3"> property names such as '1', '49', '41', '44' would go in '1', '41', '44', '49'.</text:span></text:p>
            </text:list-item>
          </text:list>
        </text:list-item>
        <text:list-item>
          <text:p text:style-name="P37">The term, 'integer property' means a string that can be converted to-and-from an integer with a change.</text:p>
        </text:list-item>
        <text:list-item>
          <text:p text:style-name="P37">To work around this sorting mechanism, change the integer property name to a non-integer by adding a '+' before each integer property name.</text:p>
          <text:list>
            <text:list-item>
              <text:p text:style-name="P37">This changes the integer into a non-integer string: '+40' vs '40'/40.</text:p>
            </text:list-item>
          </text:list>
        </text:list-item>
      </text:list>
      <text:p text:style-name="P38"/>
      <text:p text:style-name="P52">The <text:span text:style-name="T1">this</text:span> keyword</text:p>
      <text:list xml:id="list589037291" text:style-name="L10">
        <text:list-item>
          <text:p text:style-name="P39">The <text:span text:style-name="T1">this</text:span> keyword refers to the current object the code is being written inside. <text:span text:style-name="T1">this</text:span> becomes useful because it will ensure that the correct values are used when a member's context changes (differentiating between two different <text:span text:style-name="T1">person</text:span> objects)</text:p>
          <text:p text:style-name="P39"/>
        </text:list-item>
      </text:list>
      <text:list xml:id="list180719772646290" text:continue-list="list3046159092" text:style-name="L9">
        <text:list-header>
          <text:p text:style-name="P37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84" meta:word-count="946" meta:character-count="5297" meta:non-whitespace-character-count="4498"/>
  </office:meta>
</office:document-meta>
</file>